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NodeBlacklist.getBlacklisted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Blacklist.getConflic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Blacklist.getSelected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Blacklist.IvyNodeBlacklist( IvyNode conflictParent , IvyNode selectedNode , IvyNode evictedNode , IvyNode blacklistedNode , String rootModule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NodeBlacklist.getEvicted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Blacklist.getRootModuleCon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NodeBlacklis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